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6a5a" officeooo:paragraph-rsid="00124ef7"/>
    </style:style>
    <style:style style:name="P2" style:family="paragraph" style:parent-style-name="Standard">
      <style:text-properties officeooo:rsid="000eec67" officeooo:paragraph-rsid="00124ef7"/>
    </style:style>
    <style:style style:name="P3" style:family="paragraph" style:parent-style-name="Standard">
      <style:text-properties officeooo:paragraph-rsid="0011982c"/>
    </style:style>
    <style:style style:name="P4" style:family="paragraph" style:parent-style-name="Standard">
      <style:text-properties officeooo:rsid="0011982c" officeooo:paragraph-rsid="0011982c"/>
    </style:style>
    <style:style style:name="P5" style:family="paragraph" style:parent-style-name="Standard">
      <style:text-properties fo:font-size="15pt" officeooo:paragraph-rsid="00124ef7" style:font-size-asian="15pt" style:font-size-complex="15pt"/>
    </style:style>
    <style:style style:name="P6" style:family="paragraph" style:parent-style-name="Standard">
      <style:text-properties officeooo:paragraph-rsid="00124ef7"/>
    </style:style>
    <style:style style:name="P7" style:family="paragraph" style:parent-style-name="Standard">
      <style:text-properties officeooo:rsid="00124ef7" officeooo:paragraph-rsid="00124ef7"/>
    </style:style>
    <style:style style:name="P8" style:family="paragraph" style:parent-style-name="Standard">
      <style:text-properties officeooo:rsid="00124ef7" officeooo:paragraph-rsid="00124ef7"/>
    </style:style>
    <style:style style:name="T1" style:family="text">
      <style:text-properties officeooo:rsid="000d6a5a"/>
    </style:style>
    <style:style style:name="T2" style:family="text">
      <style:text-properties officeooo:rsid="00124ef7"/>
    </style:style>
    <style:style style:name="T3" style:family="text">
      <style:text-properties officeooo:rsid="001288ee"/>
    </style:style>
    <style:style style:name="T4" style:family="text">
      <style:text-properties officeooo:rsid="00146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院系：匡亚明学院</text:p>
      <text:p text:style-name="Standard">学号：<text:span text:style-name="T1">171180589</text:span></text:p>
      <text:p text:style-name="P3">姓名：李凯旭</text:p>
      <text:p text:style-name="P4"/>
      <text:p text:style-name="P5">实验四</text:p>
      <text:p text:style-name="P6"/>
      <text:p text:style-name="P6">实验环境：</text:p>
      <text:p text:style-name="P1">GNU Linux Release : Unbuntu 18.04, kernel version 5.3.0-42</text:p>
      <text:p text:style-name="P1">GCC version 7.5.0</text:p>
      <text:p text:style-name="P1">GNU Flex version 2.6.4</text:p>
      <text:p text:style-name="P1">GNU Bison version 3.0.4</text:p>
      <text:p text:style-name="P1"/>
      <text:p text:style-name="P1">功能：</text:p>
      <text:p text:style-name="P1"><text:span text:style-name="T4">生成目标文件.s，仍有bug</text:span></text:p>
      <text:p text:style-name="P1"><text:s/></text:p>
      <text:p text:style-name="P2">编译方式：</text:p>
      <text:p text:style-name="P2">Makefile，使用./<text:span text:style-name="T2">cc input output.s，输出到output.s文件中，过程中产生tmp.ir的中间代码文件。不指定输出文件的情况下输出到res.s中</text:span></text:p>
      <text:p text:style-name="P1"/>
      <text:p text:style-name="P1">代码功能：</text:p>
      <text:p text:style-name="P7">finalcode.h:一些简单的函数定义</text:p>
      <text:p text:style-name="P7">finalcode.c:试图直接解析t<text:span text:style-name="T4">mp.ir中间代码文件，</text:span>产生目标代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2:48:24.503000831</meta:creation-date>
    <dc:date>2020-06-12T01:49:18.785506344</dc:date>
    <meta:editing-duration>PT46M1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47" meta:character-count="325" meta:non-whitespace-character-count="306"/>
  </office:meta>
</office:document-meta>
</file>